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Enjeux associés aux supports digitaux : smartphone, tablettes</text:p>
      <text:p text:style-name="Standard"/>
      <text:p text:style-name="Standard">2016 : 72 milliards € sur Internet</text:p>
      <text:p text:style-name="Standard">33 transactions par seconde.</text:p>
      <text:p text:style-name="Standard"/>
      <text:p text:style-name="Standard">ATAWAD</text:p>
      <text:p text:style-name="Standard">Any Time, Any Where, <text:s/>Any Device</text:p>
      <text:p text:style-name="Standard"/>
      <text:p text:style-name="Standard">expériences avant, pendant et après...</text:p>
      <text:p text:style-name="Standard"/>
      <text:p text:style-name="Standard">mobile : utilisé comme outil de marketing (étude de marché)</text:p>
      <text:p text:style-name="Standard"/>
      <text:p text:style-name="Standard">digital mobile : favorise la proximité avec le client</text:p>
      <text:p text:style-name="Standard"/>
      <text:p text:style-name="Standard">bons de réduction</text:p>
      <text:p text:style-name="Standard">disponibilité d'un produit</text:p>
      <text:p text:style-name="Standard">consulter un programme de fidélité</text:p>
      <text:p text:style-name="Standard">bons de réduction virtuels</text:p>
      <text:p text:style-name="Standard"/>
      <text:p text:style-name="Standard">ex mobiles en point de vente : code QR, systèmes de beacons, offres personnalisées, itinéraires dynamiques, coupons, ventes flash</text:p>
      <text:p text:style-name="Standard"/>
      <text:p text:style-name="Standard">94% des sites ont une version mobile.</text:p>
      <text:p text:style-name="Standard"/>
      <text:p text:style-name="Standard">Cloud ; méthode de partage de données. Les données sont stockées sur des serveurs et utilisées par la suite par différent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21T16:25:47.75</meta:creation-date>
    <meta:document-statistic meta:table-count="0" meta:image-count="0" meta:object-count="0" meta:page-count="1" meta:paragraph-count="15" meta:word-count="112" meta:character-count="703"/>
    <dc:date>2017-03-21T16:26:52.24</dc:date>
    <dc:creator>Glenn Rimmer</dc:creator>
    <meta:editing-duration>PT1M4S</meta:editing-duration>
    <meta:editing-cycles>1</meta:editing-cycles>
    <meta:generator>OpenOffice/4.1.3$Win32 OpenOffice.org_project/413m1$Build-9783</meta:generator>
  </office:meta>
</office:document-meta>
</file>